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cale Sets Cheat Sheet</text:p>
      <text:p text:style-name="Standard"/>
      <text:p text:style-name="Standard">Azure Scale Sets allow you to automatically increase or decrease your VM capacity.</text:p>
      <text:p text:style-name="Standard"/>
      <text:p text:style-name="Standard">A Load Balancer can be associated with a Scale Set.</text:p>
      <text:p text:style-name="Standard"/>
      <text:p text:style-name="Standard"><text:tab/>evenly distribute your VMs across multiple Availability Zones to make your application Highly Available.</text:p>
      <text:p text:style-name="Standard"><text:tab/>Use Load Balancer probe checks for more robust Health checks</text:p>
      <text:p text:style-name="Standard"><text:tab/>You have the choice between 2 different load balancers: </text:p>
      <text:p text:style-name="Standard"/>
      <text:p text:style-name="Standard"><text:tab/>Application Gateway is an HTTP/HTTPS web traffic load balancer application firewall. </text:p>
      <text:p text:style-name="Standard"><text:tab/>Azure Load Balancer supports all TCP/UDP network traffic, port-forwarding, and outbound flows. </text:p>
      <text:p text:style-name="Standard"/>
      <text:p text:style-name="Standard">A Scaling Policy determines when a VMs should be added or removed to meet current capacity requirements</text:p>
      <text:p text:style-name="Standard"/>
      <text:p text:style-name="Standard"><text:tab/>Scale-Out When an instance should be added to the Scale Set to increase capacity</text:p>
      <text:p text:style-name="Standard"><text:tab/>Scale In When an instance should be removed to the Scale Set to decrease capacity </text:p>
      <text:p text:style-name="Standard"/>
      <text:p text:style-name="Standard">Scale-In Policy is how determines what VM is removed (deleted) to decrease the capacity of the Scale Set</text:p>
      <text:p text:style-name="Standard"/>
      <text:p text:style-name="Standard"><text:tab/>Default Delete the VM with the highest Instance ID, Balanced across Availability Zones (AZs) and Fault Domains (ADs)</text:p>
      <text:p text:style-name="Standard"><text:tab/>Newest VM Delete the newest created VM, Balanced across Availability Zones (AZs)</text:p>
      <text:p text:style-name="Standard"><text:tab/>Oldest VM Delete the oldest VM, Balanced across Availability Zones (AZs) </text:p>
      <text:p text:style-name="Standard"/>
      <text:p text:style-name="Standard">Update Policy determines how VM instances are brought up-to-date with the latest scale set model</text:p>
      <text:p text:style-name="Standard"/>
      <text:p text:style-name="Standard"><text:tab/>Automatic Increasing with start upgrading immediately in random order</text:p>
      <text:p text:style-name="Standard"><text:tab/>Manual Existing instances must be manually upgraded</text:p>
      <text:p text:style-name="Standard"><text:tab/>Rolling Upgrades roll out in batches with optional pause </text:p>
      <text:p text:style-name="Standard"/>
      <text:p text:style-name="Standard">Health monitoring can be enabled to determine if your server is healthy or unhealthy.</text:p>
      <text:p text:style-name="Standard"/>
      <text:p text:style-name="Standard">There are 2 modes of health monitoring:</text:p>
      <text:p text:style-name="Standard"/>
      <text:p text:style-name="Standard"><text:tab/>Application health extension: Ping an HTTP request to a specific path and expect a status of 200</text:p>
      <text:p text:style-name="Standard"><text:tab/>Load Balancer Probe: Allow you to check based on TCP, UDP, or HTTP requests. </text:p>
      <text:p text:style-name="Standard"/>
      <text:p text:style-name="Standard">Automatic repair policy If an instance is found to be unhealthy then delete it and launch a new instanc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6T07:04:56.117577583</meta:creation-date>
    <dc:date>2022-04-16T07:05:49.426333931</dc:date>
    <meta:editing-duration>PT53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299" meta:character-count="1882" meta:non-whitespace-character-count="1585"/>
  </office:meta>
</office:document-meta>
</file>